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72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1.1319in"/>
    </style:style>
    <style:style style:name="co7" style:family="table-column">
      <style:table-column-properties fo:break-before="auto" style:column-width="1.0992in"/>
    </style:style>
    <style:style style:name="co8" style:family="table-column">
      <style:table-column-properties fo:break-before="auto" style:column-width="1.2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Zen Hei Sharp" style:font-name-complex="Lohit Devanagari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ffcc99" fo:border-left="0.06pt solid #000000" fo:border-right="none" fo:border-top="0.06pt solid #000000"/>
      <style:text-properties style:font-name="Liberation Sans" style:font-name-asian="WenQuanYi Zen Hei Sharp" style:font-name-complex="Lohit Devanagari"/>
    </style:style>
    <style:style style:name="ce19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99ccff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style:font-name-asian="WenQuanYi Zen Hei Sharp" style:font-name-complex="Lohit Devanagari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Zen Hei Sharp" style:font-name-complex="Lohit Devanagari"/>
    </style:style>
    <style:style style:name="ce23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24" style:family="table-cell" style:parent-style-name="Default">
      <style:table-cell-properties fo:border-bottom="none" fo:background-color="#99ccff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99ccff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Zen Hei Sharp" style:font-name-complex="Lohit Devanagari"/>
    </style:style>
  </office:automatic-styles>
  <office:body>
    <office:spreadsheet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Insert" table:style-name="ta1">
        <table:table-column table:style-name="co2" table:default-cell-style-name="Default"/>
        <table:table-column table:style-name="co3" table:number-columns-repeated="6" table:default-cell-style-name="Default"/>
        <table:table-column table:style-name="co3" table:default-cell-style-name="ce12"/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7" office:value-type="string" calcext:value-type="string">
            <text:p>Insert N items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 table:style-name="ce2" office:value-type="string" calcext:value-type="string">
            <text:p>Popi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ocet prvkov</text:p>
          </table:table-cell>
          <table:table-cell office:value-type="string" calcext:value-type="string">
            <text:p>100mi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Hodnoty</text:p>
          </table:table-cell>
          <table:table-cell office:value-type="string" calcext:value-type="string">
            <text:p>T[s.nsec]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</table:table-row>
        <table:table-row table:style-name="ro1">
          <table:table-cell table:style-name="ce4" office:value-type="string" calcext:value-type="string">
            <text:p>Lock</text:p>
          </table:table-cell>
          <table:table-cell table:style-name="ce9" office:value-type="string" calcext:value-type="string">
            <text:p>12 sec, 221787644 nsec</text:p>
          </table:table-cell>
          <table:table-cell office:value-type="string" calcext:value-type="string">
            <text:p>10 sec, 953243277 nsec</text:p>
          </table:table-cell>
          <table:table-cell office:value-type="string" calcext:value-type="string">
            <text:p>7 sec, 971508785 nsec</text:p>
          </table:table-cell>
          <table:table-cell office:value-type="string" calcext:value-type="string">
            <text:p>12 sec, 901580492 nsec</text:p>
          </table:table-cell>
          <table:table-cell office:value-type="string" calcext:value-type="string">
            <text:p>13 sec, 693236082 nsec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ockless</text:p>
          </table:table-cell>
          <table:table-cell office:value-type="string" calcext:value-type="string">
            <text:p>9 sec, 910418777 nsec</text:p>
          </table:table-cell>
          <table:table-cell office:value-type="string" calcext:value-type="string">
            <text:p>6 sec, 902121831 nsec</text:p>
          </table:table-cell>
          <table:table-cell office:value-type="string" calcext:value-type="string">
            <text:p>6 sec, 994126725 nsec</text:p>
          </table:table-cell>
          <table:table-cell office:value-type="string" calcext:value-type="string">
            <text:p>11 sec, 617094831 nsec</text:p>
          </table:table-cell>
          <table:table-cell office:value-type="string" calcext:value-type="string">
            <text:p>13 sec, 523420862 nsec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*Notes</text:p>
          </table:table-cell>
          <table:table-cell table:style-name="ce10" table:number-columns-repeated="2"/>
          <table:table-cell table:style-name="ce10" office:value-type="string" calcext:value-type="string">
            <text:p>~370% CPU usage</text:p>
          </table:table-cell>
          <table:table-cell table:style-name="ce10"/>
          <table:table-cell table:style-name="ce10" office:value-type="string" calcext:value-type="string">
            <text:p>~210% CPU usage; 180%</text:p>
          </table:table-cell>
          <table:table-cell table:style-name="ce10"/>
          <table:table-cell table:style-name="ce14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7" office:value-type="string" calcext:value-type="string">
            <text:p>Insert over time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 table:style-name="ce2" office:value-type="string" calcext:value-type="string">
            <text:p>Popi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lzka testu</text:p>
          </table:table-cell>
          <table:table-cell office:value-type="string" calcext:value-type="string">
            <text:p>7 se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</table:table-row>
        <table:table-row table:style-name="ro1">
          <table:table-cell table:style-name="ce4" office:value-type="string" calcext:value-type="string">
            <text:p>Lock</text:p>
          </table:table-cell>
          <table:table-cell office:value-type="float" office:value="57349999" calcext:value-type="float">
            <text:p>57349999</text:p>
          </table:table-cell>
          <table:table-cell office:value-type="float" office:value="64076524" calcext:value-type="float">
            <text:p>64076524</text:p>
          </table:table-cell>
          <table:table-cell office:value-type="float" office:value="87736709" calcext:value-type="float">
            <text:p>87736709</text:p>
          </table:table-cell>
          <table:table-cell office:value-type="float" office:value="53815577" calcext:value-type="float">
            <text:p>53815577</text:p>
          </table:table-cell>
          <table:table-cell office:value-type="float" office:value="51318309" calcext:value-type="float">
            <text:p>5131830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ockless</text:p>
          </table:table-cell>
          <table:table-cell table:style-name="ce9" office:value-type="float" office:value="70299999" calcext:value-type="float">
            <text:p>70299999</text:p>
          </table:table-cell>
          <table:table-cell table:style-name="ce9" office:value-type="float" office:value="97965550" calcext:value-type="float">
            <text:p>97965550</text:p>
          </table:table-cell>
          <table:table-cell table:style-name="ce9" office:value-type="float" office:value="98919104" calcext:value-type="float">
            <text:p>98919104</text:p>
          </table:table-cell>
          <table:table-cell table:style-name="ce9" office:value-type="float" office:value="60706561" calcext:value-type="float">
            <text:p>60706561</text:p>
          </table:table-cell>
          <table:table-cell table:style-name="ce9" office:value-type="float" office:value="51845660" calcext:value-type="float">
            <text:p>51845660</text:p>
          </table:table-cell>
          <table:table-cell table:style-name="ce9"/>
          <table:table-cell/>
        </table:table-row>
        <table:table-row table:style-name="ro1">
          <table:table-cell table:style-name="ce5" office:value-type="string" calcext:value-type="string">
            <text:p>*Notes</text:p>
          </table:table-cell>
          <table:table-cell table:style-name="ce10" table:number-columns-repeated="2"/>
          <table:table-cell table:style-name="ce10" office:value-type="string" calcext:value-type="string">
            <text:p>RAM?</text:p>
          </table:table-cell>
          <table:table-cell table:style-name="ce10" table:number-columns-repeated="3"/>
          <table:table-cell table:style-name="ce14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gprof test</text:p>
          </table:table-cell>
          <table:table-cell/>
          <table:table-cell office:value-type="string" calcext:value-type="string">
            <text:p>kolko posielat pri globalnom vyvazovani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viac velkosti mallocu</text:p>
          </table:table-cell>
          <table:table-cell/>
          <table:table-cell office:value-type="string" calcext:value-type="string">
            <text:p>7 merani, priemer, odchylka, min/max rozdiel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kolko poloziek naraz vlozit pri jednom inserte</text:p>
          </table:table-cell>
          <table:table-cell table:number-columns-repeated="6"/>
          <table:table-cell table:style-name="Default"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30.4.2016</text:p>
          </table:table-cell>
          <table:table-cell table:number-columns-repeated="6"/>
          <table:table-cell table:style-name="Default"/>
        </table:table-row>
      </table:table>
      <table:table table:name="Remove" table:style-name="ta1">
        <table:table-column table:style-name="co4" table:default-cell-style-name="ce2"/>
        <table:table-column table:style-name="co5" table:number-columns-repeated="6" table:default-cell-style-name="Default"/>
        <table:table-column table:style-name="co5" table:default-cell-style-name="ce12"/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7" office:value-type="string" calcext:value-type="string">
            <text:p>Remove N items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cet prvkov</text:p>
          </table:table-cell>
          <table:table-cell office:value-type="string" calcext:value-type="string">
            <text:p>100m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T[s.nsec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5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</table:table-row>
        <table:table-row table:style-name="ro1">
          <table:table-cell table:style-name="ce16" office:value-type="string" calcext:value-type="string">
            <text:p>Balance equal</text:p>
          </table:table-cell>
          <table:table-cell table:style-name="ce7" office:value-type="float" office:value="5.989505686" calcext:value-type="float">
            <text:p>5.989505686</text:p>
          </table:table-cell>
          <table:table-cell table:style-name="ce7" office:value-type="float" office:value="8.201581945" calcext:value-type="float">
            <text:p>8.201581945</text:p>
          </table:table-cell>
          <table:table-cell table:style-name="ce7" office:value-type="float" office:value="5.509633357" calcext:value-type="float">
            <text:p>5.509633357</text:p>
          </table:table-cell>
          <table:table-cell table:style-name="ce7" office:value-type="float" office:value="4.423868107" calcext:value-type="float">
            <text:p>4.423868107</text:p>
          </table:table-cell>
          <table:table-cell table:style-name="ce7" office:value-type="float" office:value="3.797613548" calcext:value-type="float">
            <text:p>3.797613548</text:p>
          </table:table-cell>
          <table:table-cell table:style-name="ce7" office:value-type="float" office:value="3.341892456" calcext:value-type="float">
            <text:p>3.341892456</text:p>
          </table:table-cell>
          <table:table-cell table:style-name="ce11" office:value-type="float" office:value="3.601024248" calcext:value-type="float">
            <text:p>3.601024248</text:p>
          </table:table-cell>
        </table:table-row>
        <table:table-row table:style-name="ro1">
          <table:table-cell table:style-name="ce5" office:value-type="string" calcext:value-type="string">
            <text:p>Balance count/realtime</text:p>
          </table:table-cell>
          <table:table-cell table:style-name="ce10" office:value-type="string" calcext:value-type="string">
            <text:p>0x; 0s</text:p>
          </table:table-cell>
          <table:table-cell table:style-name="ce10" office:value-type="string" calcext:value-type="string">
            <text:p>2x; 0.029965s</text:p>
          </table:table-cell>
          <table:table-cell table:style-name="ce10" office:value-type="string" calcext:value-type="string">
            <text:p>5x; 0.131246s</text:p>
          </table:table-cell>
          <table:table-cell table:style-name="ce10" office:value-type="string" calcext:value-type="string">
            <text:p>5x; 0.104119s</text:p>
          </table:table-cell>
          <table:table-cell table:style-name="ce10" office:value-type="string" calcext:value-type="string">
            <text:p>5x; 0.378213s</text:p>
          </table:table-cell>
          <table:table-cell table:style-name="ce10" office:value-type="string" calcext:value-type="string">
            <text:p>3x; 0.418415s</text:p>
          </table:table-cell>
          <table:table-cell table:style-name="ce14" office:value-type="string" calcext:value-type="string">
            <text:p>3x; 0.889778s</text:p>
          </table:table-cell>
        </table:table-row>
        <table:table-row table:style-name="ro1">
          <table:table-cell table:style-name="ce4" office:value-type="string" calcext:value-type="string">
            <text:p>Balance pair</text:p>
          </table:table-cell>
          <table:table-cell/>
          <table:table-cell office:value-type="float" office:value="7.681988169" calcext:value-type="float">
            <text:p>7.681988169</text:p>
          </table:table-cell>
          <table:table-cell office:value-type="float" office:value="7.70406702" calcext:value-type="float">
            <text:p>7.70406702</text:p>
          </table:table-cell>
          <table:table-cell office:value-type="float" office:value="4.152122769" calcext:value-type="float">
            <text:p>4.152122769</text:p>
          </table:table-cell>
          <table:table-cell office:value-type="float" office:value="3.604751913" calcext:value-type="float">
            <text:p>3.604751913</text:p>
          </table:table-cell>
          <table:table-cell office:value-type="float" office:value="3.175532393" calcext:value-type="float">
            <text:p>3.175532393</text:p>
          </table:table-cell>
          <table:table-cell office:value-type="float" office:value="3.240909676" calcext:value-type="float">
            <text:p>3.240909676</text:p>
          </table:table-cell>
        </table:table-row>
        <table:table-row table:style-name="ro1">
          <table:table-cell table:style-name="ce5" office:value-type="string" calcext:value-type="string">
            <text:p>Balance count/realtime</text:p>
          </table:table-cell>
          <table:table-cell table:style-name="ce10"/>
          <table:table-cell table:style-name="ce10" office:value-type="string" calcext:value-type="string">
            <text:p>2x; 0.025756s</text:p>
          </table:table-cell>
          <table:table-cell table:style-name="ce10" office:value-type="string" calcext:value-type="string">
            <text:p>7x; 0.063759s</text:p>
          </table:table-cell>
          <table:table-cell table:style-name="ce10" office:value-type="string" calcext:value-type="string">
            <text:p>12x; 0.177611s</text:p>
          </table:table-cell>
          <table:table-cell table:style-name="ce10" office:value-type="string" calcext:value-type="string">
            <text:p>24x; 0.479557s</text:p>
          </table:table-cell>
          <table:table-cell table:style-name="ce10" office:value-type="string" calcext:value-type="string">
            <text:p>70x; 1.183255s</text:p>
          </table:table-cell>
          <table:table-cell table:style-name="ce14" office:value-type="string" calcext:value-type="string">
            <text:p>332x; 30.925944s</text:p>
          </table:table-cell>
        </table:table-row>
        <table:table-row table:style-name="ro1">
          <table:table-cell table:style-name="ce17" office:value-type="string" calcext:value-type="string">
            <text:p>*Notes</text:p>
          </table:table-cell>
          <table:table-cell table:style-name="ce10" table:number-columns-repeated="6"/>
          <table:table-cell table:style-name="ce14"/>
        </table:table-row>
      </table:table>
      <table:table table:name="Sum" table:style-name="ta1">
        <table:table-column table:style-name="co6" table:default-cell-style-name="ce2"/>
        <table:table-column table:style-name="co7" table:default-cell-style-name="ce12"/>
        <table:table-column table:style-name="co5" table:number-columns-repeated="4" table:default-cell-style-name="Default"/>
        <table:table-column table:style-name="co8" table:default-cell-style-name="ce12"/>
        <table:table-column table:style-name="co5" table:default-cell-style-name="ce9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11" office:value-type="string" calcext:value-type="string">
            <text:p>Sum over time – Single threaded</text:p>
          </table:table-cell>
          <table:table-cell table:style-name="ce7"/>
          <table:table-cell table:style-name="ce1" office:value-type="string" calcext:value-type="string">
            <text:p>N/A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12" office:value-type="float" office:value="120623" calcext:value-type="float">
            <text:p>12062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2"/>
          <table:table-cell table:style-name="ce12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2"/>
          <table:table-cell table:style-name="ce12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12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Consum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12"/>
          <table:table-cell table:style-name="ce2"/>
          <table:table-cell table:number-columns-repeated="5"/>
        </table:table-row>
        <table:table-row table:style-name="ro1">
          <table:table-cell table:style-name="ce17" office:value-type="string" calcext:value-type="string">
            <text:p>Producers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7"/>
          <table:table-cell table:style-name="ce14"/>
          <table:table-cell table:style-name="ce17"/>
          <table:table-cell table:style-name="ce14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style-name="ce23" office:value-type="float" office:value="16330000" calcext:value-type="float">
            <text:p>16330000</text:p>
          </table:table-cell>
          <table:table-cell table:style-name="ce7" table:number-columns-repeated="4"/>
          <table:table-cell table:style-name="ce11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ce17"/>
          <table:table-cell table:style-name="ce10" table:number-columns-repeated="5"/>
          <table:table-cell table:style-name="ce14"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11" office:value-type="string" calcext:value-type="string">
            <text:p>Sum over time</text:p>
          </table:table-cell>
          <table:table-cell table:style-name="ce7"/>
          <table:table-cell table:style-name="ce1" office:value-type="string" calcext:value-type="string">
            <text:p>EQUAL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  <table:table-cell table:style-name="ce1" office:value-type="string" calcext:value-type="string">
            <text:p>PAIR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2" office:value-type="float" office:value="490" calcext:value-type="float">
            <text:p>49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.582663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43" calcext:value-type="float">
            <text:p>943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6.123863s</text:p>
          </table:table-cell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7 se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477" calcext:value-type="float">
            <text:p>477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6.057540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304" calcext:value-type="float">
            <text:p>1304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16.619920 s</text:p>
          </table:table-cell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261" calcext:value-type="float">
            <text:p>26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6.59656s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2244" calcext:value-type="float">
            <text:p>2244</text:p>
          </table:table-cell>
          <table:table-cell table:style-name="ce2" office:value-type="float" office:value="8" calcext:value-type="float">
            <text:p>8</text:p>
          </table:table-cell>
          <table:table-cell table:style-name="ce12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138" calcext:value-type="float">
            <text:p>138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6.971537s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3631" calcext:value-type="float">
            <text:p>3631</text:p>
          </table:table-cell>
          <table:table-cell table:style-name="ce2" office:value-type="float" office:value="16" calcext:value-type="float">
            <text:p>16</text:p>
          </table:table-cell>
          <table:table-cell table:style-name="ce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12" office:value-type="float" office:value="58" calcext:value-type="float">
            <text:p>58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7.292223s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6026" calcext:value-type="float">
            <text:p>6026</text:p>
          </table:table-cell>
          <table:table-cell table:style-name="ce2" office:value-type="float" office:value="32" calcext:value-type="float">
            <text:p>32</text:p>
          </table:table-cell>
          <table:table-cell table:style-name="ce12"/>
        </table:table-row>
        <table:table-row table:style-name="ro1">
          <table:table-cell table:style-name="ce19" office:value-type="string" calcext:value-type="string">
            <text:p>Consumers</text:p>
          </table:table-cell>
          <table:table-cell table:style-name="ce24" office:value-type="string" calcext:value-type="string">
            <text:p>N</text:p>
          </table:table-cell>
          <table:table-cell/>
          <table:table-cell table:style-name="ce17" office:value-type="float" office:value="64" calcext:value-type="float">
            <text:p>64</text:p>
          </table:table-cell>
          <table:table-cell table:style-name="ce14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 table:style-name="ce14" office:value-type="string" calcext:value-type="string">
            <text:p>7.563235s</text:p>
          </table:table-cell>
          <table:table-cell table:style-name="ce17" office:value-type="float" office:value="64" calcext:value-type="float">
            <text:p>64</text:p>
          </table:table-cell>
          <table:table-cell table:style-name="ce10" office:value-type="float" office:value="9438" calcext:value-type="float">
            <text:p>9438</text:p>
          </table:table-cell>
          <table:table-cell table:style-name="ce17" office:value-type="float" office:value="64" calcext:value-type="float">
            <text:p>64</text:p>
          </table:table-cell>
          <table:table-cell table:style-name="ce14"/>
        </table:table-row>
        <table:table-row table:style-name="ro1">
          <table:table-cell table:style-name="ce20" office:value-type="string" calcext:value-type="string">
            <text:p>Producers</text:p>
          </table:table-cell>
          <table:table-cell table:style-name="ce25"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21"/>
          <table:table-cell table:style-name="ce2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alance equal</text:p>
          </table:table-cell>
          <table:table-cell table:style-name="Default" office:value-type="float" office:value="21340000" calcext:value-type="float">
            <text:p>21340000</text:p>
          </table:table-cell>
          <table:table-cell office:value-type="float" office:value="19375000" calcext:value-type="float">
            <text:p>19375000</text:p>
          </table:table-cell>
          <table:table-cell office:value-type="float" office:value="23240000" calcext:value-type="float">
            <text:p>23240000</text:p>
          </table:table-cell>
          <table:table-cell office:value-type="float" office:value="25745000" calcext:value-type="float">
            <text:p>25745000</text:p>
          </table:table-cell>
          <table:table-cell office:value-type="float" office:value="28050000" calcext:value-type="float">
            <text:p>28050000</text:p>
          </table:table-cell>
          <table:table-cell office:value-type="float" office:value="30775000" calcext:value-type="float">
            <text:p>30775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alance pair</text:p>
          </table:table-cell>
          <table:table-cell table:style-name="ce10" office:value-type="float" office:value="24115000" calcext:value-type="float">
            <text:p>24115000</text:p>
          </table:table-cell>
          <table:table-cell table:style-name="ce10" office:value-type="float" office:value="25400000" calcext:value-type="float">
            <text:p>25400000</text:p>
          </table:table-cell>
          <table:table-cell table:style-name="ce10" office:value-type="float" office:value="27785000" calcext:value-type="float">
            <text:p>27785000</text:p>
          </table:table-cell>
          <table:table-cell table:style-name="ce10" office:value-type="float" office:value="28715000" calcext:value-type="float">
            <text:p>28715000</text:p>
          </table:table-cell>
          <table:table-cell table:style-name="ce10" office:value-type="float" office:value="30690000" calcext:value-type="float">
            <text:p>30690000</text:p>
          </table:table-cell>
          <table:table-cell table:style-name="ce14" office:value-type="float" office:value="34435000" calcext:value-type="float">
            <text:p>3443500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11" office:value-type="string" calcext:value-type="string">
            <text:p>Sum over time</text:p>
          </table:table-cell>
          <table:table-cell table:style-name="ce7"/>
          <table:table-cell table:style-name="ce1" office:value-type="string" calcext:value-type="string">
            <text:p>EQUAL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  <table:table-cell table:style-name="ce1" office:value-type="string" calcext:value-type="string">
            <text:p>PAIR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2"/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7 se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2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2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12"/>
        </table:table-row>
        <table:table-row table:style-name="ro1">
          <table:table-cell table:style-name="ce19" office:value-type="string" calcext:value-type="string">
            <text:p>Consumers</text:p>
          </table:table-cell>
          <table:table-cell table:style-name="ce24" office:value-type="string" calcext:value-type="string">
            <text:p>N</text:p>
          </table:table-cell>
          <table:table-cell/>
          <table:table-cell table:style-name="ce17" office:value-type="float" office:value="64" calcext:value-type="float">
            <text:p>64</text:p>
          </table:table-cell>
          <table:table-cell table:style-name="ce14"/>
          <table:table-cell table:style-name="ce17" office:value-type="float" office:value="64" calcext:value-type="float">
            <text:p>64</text:p>
          </table:table-cell>
          <table:table-cell table:style-name="ce14"/>
          <table:table-cell table:style-name="ce17" office:value-type="float" office:value="64" calcext:value-type="float">
            <text:p>64</text:p>
          </table:table-cell>
          <table:table-cell table:style-name="ce10"/>
          <table:table-cell table:style-name="ce17" office:value-type="float" office:value="64" calcext:value-type="float">
            <text:p>64</text:p>
          </table:table-cell>
          <table:table-cell table:style-name="ce14"/>
        </table:table-row>
        <table:table-row table:style-name="ro1">
          <table:table-cell table:style-name="ce20" office:value-type="string" calcext:value-type="string">
            <text:p>Producers</text:p>
          </table:table-cell>
          <table:table-cell table:style-name="ce25" office:value-type="string" calcext:value-type="string">
            <text:p>N/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22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ance equal</text:p>
          </table:table-cell>
          <table:table-cell table:style-name="Default" office:value-type="float" office:value="17815000" calcext:value-type="float">
            <text:p>17815000</text:p>
          </table:table-cell>
          <table:table-cell office:value-type="float" office:value="8825000" calcext:value-type="float">
            <text:p>8825000</text:p>
          </table:table-cell>
          <table:table-cell office:value-type="float" office:value="7650000" calcext:value-type="float">
            <text:p>7650000</text:p>
          </table:table-cell>
          <table:table-cell office:value-type="float" office:value="6570000" calcext:value-type="float">
            <text:p>657000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alance pair</text:p>
          </table:table-cell>
          <table:table-cell table:style-name="ce10" table:number-columns-repeated="5"/>
          <table:table-cell table:style-name="ce14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11" office:value-type="string" calcext:value-type="string">
            <text:p>Sum over time</text:p>
          </table:table-cell>
          <table:table-cell table:style-name="ce7"/>
          <table:table-cell table:style-name="ce1" office:value-type="string" calcext:value-type="string">
            <text:p>EQUAL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  <table:table-cell table:style-name="ce1" office:value-type="string" calcext:value-type="string">
            <text:p>PAIR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2" office:value-type="float" office:value="243" calcext:value-type="float">
            <text:p>24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style-name="ce2" office:value-type="float" office:value="2" calcext:value-type="float">
            <text:p>2</text:p>
          </table:table-cell>
          <table:table-cell table:style-name="ce12"/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7 se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421" calcext:value-type="float">
            <text:p>42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708" calcext:value-type="float">
            <text:p>708</text:p>
          </table:table-cell>
          <table:table-cell table:style-name="ce2" office:value-type="float" office:value="4" calcext:value-type="float">
            <text:p>4</text:p>
          </table:table-cell>
          <table:table-cell table:style-name="ce12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308" calcext:value-type="float">
            <text:p>308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442" calcext:value-type="float">
            <text:p>1442</text:p>
          </table:table-cell>
          <table:table-cell table:style-name="ce2" office:value-type="float" office:value="8" calcext:value-type="float">
            <text:p>8</text:p>
          </table:table-cell>
          <table:table-cell table:style-name="ce12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204" calcext:value-type="float">
            <text:p>204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float" office:value="3363" calcext:value-type="float">
            <text:p>3363</text:p>
          </table:table-cell>
          <table:table-cell table:style-name="ce2" office:value-type="float" office:value="16" calcext:value-type="float">
            <text:p>16</text:p>
          </table:table-cell>
          <table:table-cell table:style-name="ce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12" office:value-type="float" office:value="97" calcext:value-type="float">
            <text:p>97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float" office:value="7031" calcext:value-type="float">
            <text:p>7031</text:p>
          </table:table-cell>
          <table:table-cell table:style-name="ce2" office:value-type="float" office:value="32" calcext:value-type="float">
            <text:p>32</text:p>
          </table:table-cell>
          <table:table-cell table:style-name="ce12"/>
        </table:table-row>
        <table:table-row table:style-name="ro1">
          <table:table-cell table:style-name="ce19" office:value-type="string" calcext:value-type="string">
            <text:p>Consumers</text:p>
          </table:table-cell>
          <table:table-cell table:style-name="ce24" office:value-type="string" calcext:value-type="string">
            <text:p>N/2</text:p>
          </table:table-cell>
          <table:table-cell/>
          <table:table-cell table:style-name="ce17" office:value-type="float" office:value="64" calcext:value-type="float">
            <text:p>64</text:p>
          </table:table-cell>
          <table:table-cell table:style-name="ce14"/>
          <table:table-cell table:style-name="ce17" office:value-type="float" office:value="64" calcext:value-type="float">
            <text:p>64</text:p>
          </table:table-cell>
          <table:table-cell table:style-name="ce14"/>
          <table:table-cell table:style-name="ce17" office:value-type="float" office:value="64" calcext:value-type="float">
            <text:p>64</text:p>
          </table:table-cell>
          <table:table-cell table:style-name="ce10" office:value-type="float" office:value="10895" calcext:value-type="float">
            <text:p>10895</text:p>
          </table:table-cell>
          <table:table-cell table:style-name="ce17" office:value-type="float" office:value="64" calcext:value-type="float">
            <text:p>64</text:p>
          </table:table-cell>
          <table:table-cell table:style-name="ce14"/>
        </table:table-row>
        <table:table-row table:style-name="ro1">
          <table:table-cell table:style-name="ce20" office:value-type="string" calcext:value-type="string">
            <text:p>Producers</text:p>
          </table:table-cell>
          <table:table-cell table:style-name="ce25"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22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ance equal</text:p>
          </table:table-cell>
          <table:table-cell table:style-name="Default" office:value-type="float" office:value="15890000" calcext:value-type="float">
            <text:p>15890000</text:p>
          </table:table-cell>
          <table:table-cell office:value-type="float" office:value="21485000" calcext:value-type="float">
            <text:p>21485000</text:p>
          </table:table-cell>
          <table:table-cell office:value-type="float" office:value="22965000" calcext:value-type="float">
            <text:p>22965000</text:p>
          </table:table-cell>
          <table:table-cell office:value-type="float" office:value="23820000" calcext:value-type="float">
            <text:p>23820000</text:p>
          </table:table-cell>
          <table:table-cell office:value-type="float" office:value="24675000" calcext:value-type="float">
            <text:p>24675000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Balance pair</text:p>
          </table:table-cell>
          <table:table-cell table:style-name="ce10" office:value-type="float" office:value="16405000" calcext:value-type="float">
            <text:p>16405000</text:p>
          </table:table-cell>
          <table:table-cell table:style-name="ce10" office:value-type="float" office:value="24645000" calcext:value-type="float">
            <text:p>24645000</text:p>
          </table:table-cell>
          <table:table-cell table:style-name="ce10" office:value-type="float" office:value="27800000" calcext:value-type="float">
            <text:p>27800000</text:p>
          </table:table-cell>
          <table:table-cell table:style-name="ce10" office:value-type="float" office:value="29330000" calcext:value-type="float">
            <text:p>29330000</text:p>
          </table:table-cell>
          <table:table-cell table:style-name="ce10" office:value-type="float" office:value="30080000" calcext:value-type="float">
            <text:p>30080000</text:p>
          </table:table-cell>
          <table:table-cell table:style-name="ce14" office:value-type="float" office:value="33060000" calcext:value-type="float">
            <text:p>3306000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11" office:value-type="string" calcext:value-type="string">
            <text:p>Sum over time</text:p>
          </table:table-cell>
          <table:table-cell table:style-name="ce7"/>
          <table:table-cell table:style-name="ce1" office:value-type="string" calcext:value-type="string">
            <text:p>EQUAL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  <table:table-cell table:style-name="ce1" office:value-type="string" calcext:value-type="string">
            <text:p>PAIR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2"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2"/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7 se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7" office:value-type="float" office:value="124" calcext:value-type="float">
            <text:p>124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2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251" calcext:value-type="float">
            <text:p>251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2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422" calcext:value-type="float">
            <text:p>422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12" office:value-type="float" office:value="626" calcext:value-type="float">
            <text:p>626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12"/>
        </table:table-row>
        <table:table-row table:style-name="ro1">
          <table:table-cell table:style-name="ce19" office:value-type="string" calcext:value-type="string">
            <text:p>Consumers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7" office:value-type="float" office:value="64" calcext:value-type="float">
            <text:p>6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7" office:value-type="float" office:value="64" calcext:value-type="float">
            <text:p>64</text:p>
          </table:table-cell>
          <table:table-cell table:style-name="ce14"/>
          <table:table-cell table:style-name="ce17" office:value-type="float" office:value="64" calcext:value-type="float">
            <text:p>64</text:p>
          </table:table-cell>
          <table:table-cell table:style-name="ce10"/>
          <table:table-cell table:style-name="ce17" office:value-type="float" office:value="64" calcext:value-type="float">
            <text:p>64</text:p>
          </table:table-cell>
          <table:table-cell table:style-name="ce14"/>
        </table:table-row>
        <table:table-row table:style-name="ro1">
          <table:table-cell table:style-name="ce20" office:value-type="string" calcext:value-type="string">
            <text:p>Producers</text:p>
          </table:table-cell>
          <table:table-cell table:style-name="ce25"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22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ance equal</text:p>
          </table:table-cell>
          <table:table-cell table:style-name="Default"/>
          <table:table-cell office:value-type="float" office:value="23935000" calcext:value-type="float">
            <text:p>23935000</text:p>
          </table:table-cell>
          <table:table-cell office:value-type="float" office:value="24090000" calcext:value-type="float">
            <text:p>24090000</text:p>
          </table:table-cell>
          <table:table-cell office:value-type="float" office:value="27785000" calcext:value-type="float">
            <text:p>27785000</text:p>
          </table:table-cell>
          <table:table-cell office:value-type="float" office:value="28810000" calcext:value-type="float">
            <text:p>28810000</text:p>
          </table:table-cell>
          <table:table-cell office:value-type="float" office:value="24480000" calcext:value-type="float">
            <text:p>2448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time—equal</text:p>
          </table:table-cell>
          <table:table-cell table:style-name="Default"/>
          <table:table-cell office:value-type="string" calcext:value-type="string">
            <text:p>7.856048876s</text:p>
          </table:table-cell>
          <table:table-cell office:value-type="string" calcext:value-type="string">
            <text:p>8.180265775s</text:p>
          </table:table-cell>
          <table:table-cell office:value-type="string" calcext:value-type="string">
            <text:p>9.258099268s</text:p>
          </table:table-cell>
          <table:table-cell office:value-type="string" calcext:value-type="string">
            <text:p>10.769267149s</text:p>
          </table:table-cell>
          <table:table-cell office:value-type="float" office:value="13.607851254" calcext:value-type="float">
            <text:p>13.60785125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Balance pair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 table:style-name="ce17" office:value-type="string" calcext:value-type="string">
            <text:p>Realtime—pair</text:p>
          </table:table-cell>
          <table:table-cell table:style-name="ce10" table:number-columns-repeated="5"/>
          <table:table-cell table:style-name="ce14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32p-8c=31020000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23:51:38.503554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0:11:59.168736562</meta:creation-date>
    <meta:generator>LibreOffice/4.3.7.2$Linux_X86_64 LibreOffice_project/430$Build-2</meta:generator>
    <dc:date>2016-04-30T11:27:30.689379485</dc:date>
    <meta:editing-duration>P1DT1H17M13S</meta:editing-duration>
    <meta:editing-cycles>44</meta:editing-cycles>
    <meta:document-statistic meta:table-count="4" meta:cell-count="426" meta:object-count="0"/>
  </office:meta>
</office:document-meta>
</file>